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style:font-size-asian="12pt" style:font-size-complex="12pt" fo:background-color="#ffffff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fo:padding="0in" fo:border="0.26pt solid #00000a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8" style:family="paragraph" style:parent-style-name="Standard" style:list-style-name="WWNum1">
      <style:paragraph-properties fo:margin-left="0.5in" fo:margin-right="0in" fo:margin-top="0.2083in" fo:margin-bottom="0.2083in" loext:contextual-spacing="true" fo:line-height="100%" fo:text-align="justify" style:justify-single-word="false" fo:text-indent="-0.25in" style:auto-text-indent="false"/>
    </style:style>
    <style:style style:name="P9" style:family="paragraph" style:parent-style-name="Heading_20_3">
      <style:paragraph-properties fo:margin-top="0.4165in" fo:margin-bottom="0.111in" loext:contextual-spacing="false" fo:line-height="100%" fo:text-align="justify" style:justify-single-word="false" fo:keep-together="auto" fo:padding="0in" fo:border="0.26pt solid #00000a" fo:keep-with-next="auto"/>
      <style:text-properties fo:color="#000000" fo:font-size="12pt" fo:font-weight="bold" style:font-size-asian="12pt" style:font-weight-asian="bold" style:font-size-complex="12pt" fo:background-color="#ffffff"/>
    </style:style>
    <style:style style:name="P10" style:family="paragraph" style:parent-style-name="Heading_20_3">
      <style:paragraph-properties fo:margin-top="0.4165in" fo:margin-bottom="0.111in" loext:contextual-spacing="false" fo:line-height="110%" fo:text-align="justify" style:justify-single-word="false" fo:keep-together="auto" fo:padding="0in" fo:border="0.26pt solid #00000a" fo:keep-with-next="auto"/>
      <style:text-properties fo:color="#000000" fo:font-size="12pt" fo:font-weight="bold" style:font-size-asian="12pt" style:font-weight-asian="bold" style:font-size-complex="12pt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nteúdo: </text:span><text:span text:style-name="T3">Como escolher e definir um convite de casamento.</text:span></text:p>
      <text:p text:style-name="P1"><text:span text:style-name="T1">Palavra - chave: </text:span><text:span text:style-name="T4">Casamento</text:span></text:p>
      <text:p text:style-name="P1"><text:span text:style-name="T1">Título: Dicas essenciais para fazer um convite de casamento;</text:span></text:p>
      <text:p text:style-name="P2"/>
      <text:p text:style-name="P4"><text:span text:style-name="T4">Nossa vida é marcada por diversos acontecimentos e comemorações, encerramento e inícios de ciclos; e queremos dividir esses momentos com as pessoas que amamos. </text:span></text:p>
      <text:p text:style-name="P4"><text:span text:style-name="T4">Entre tantas datas, o casamento é uma das ocasiões mais importantes, é a união entre duas pessoas que se amam e querem celebrar o amor.</text:span></text:p>
      <text:p text:style-name="P4"><text:span text:style-name="T4">Para isso um dos detalhes mais importantes são os</text:span><text:span text:style-name="T2"> convites de casamento</text:span><text:span text:style-name="T4">.</text:span></text:p>
      <text:p text:style-name="P3"/>
      <text:p text:style-name="P4"><text:span text:style-name="T2">O convite de casamento</text:span><text:span text:style-name="T4"> é o primeiro contato do convidado com o casamento, ele define o tema, é por meio dele que as pessoas começaram a entender qual estilo terá a festa: clássica, informal, tradicional <text:s/>entre outros. Por isso é de grande importância a apresentação e os elementos que serão colocados nele. <text:s/></text:span></text:p>
      <text:p text:style-name="P4"><text:span text:style-name="T4">O convite perfeito é aquele que representa o estilo dos noivos. A primeira coisa a se fazer é escolher qual será o estilo, transmitindo a energia de alegria e amor que o casal quer passar. A partir desta escolha, todos os outros elementos serão definidos, como por exemplo: cardápios, cartões de agradecimento, rótulos personalizados, enfim toda a papelaria e detalhes que farão a diferença no seu evento/casamento..</text:span></text:p>
      <text:p text:style-name="P5"><text:span text:style-name="T4">Quero lhe dar algumas dicas de como começar a fazer o seu convite:</text:span></text:p>
      <text:p text:style-name="P5"><text:span text:style-name="T2"><text:s/>- Antes de tudo, vamos fazer a lista dos convidados? </text:span><text:span text:style-name="T4">Com seu noivo, comece a fazer uma lista de amigos em comum, após definir os amigos e parceiros crie uma lista de familiares e seu noivo outra lista. Depois de definidos os convidados, junte as listas e conte o número total, observe caso tenha algum problema de casais divorciados para enviar o convite a cada um, assim como para os solteiros. Ainda usamos a forma formal na subscrição dos convites, Sr. e Sra., mas para os mais novos podemos usar somente os nomes com sobrenome.Se quiser dar um toque mais informal e mais pessoal use somente os primeiros nomes.</text:span></text:p>
      <text:p text:style-name="P5"><text:span text:style-name="T2"><text:s/>- Vamos para as informações a serem colocadas?</text:span><text:span text:style-name="T4"> </text:span><text:span text:style-name="T3">É tanta variedade de modelos que existem que podemos nos divertir criando o </text:span><text:span text:style-name="T2">convite casamento</text:span><text:span text:style-name="T3">. Na construção dos textos de seu convite é importante você entender e se colocar no lugar do convidado, quais as informações mais relevantes. Mas normalmente o conteúdo a ser colocado no convite é:</text:span></text:p>
      <text:list xml:id="list8662346497053753962" text:style-name="WWNum1">
        <text:list-item>
          <text:p text:style-name="P8"><text:span text:style-name="T3">Nomes dos pais.</text:span></text:p>
        </text:list-item>
        <text:list-item>
          <text:p text:style-name="P8"><text:span text:style-name="T3">Nomes dos noivos.</text:span></text:p>
        </text:list-item>
        <text:list-item>
          <text:p text:style-name="P8"><text:span text:style-name="T3">Data, horário e local da cerimônia.</text:span></text:p>
        </text:list-item>
        <text:list-item>
          <text:p text:style-name="P8"><text:span text:style-name="T3">Local da recepção </text:span></text:p>
        </text:list-item>
      </text:list>
      <text:p text:style-name="P6"><text:span text:style-name="T2"><text:s/>- Com um toque final:</text:span></text:p>
      <text:p text:style-name="P6"><text:span text:style-name="T4">Após definir cuidadosamente o conteúdo de seu </text:span><text:span text:style-name="T2">convite de casamento, n</text:span><text:span text:style-name="T4">os envelopes, os nomes de seus convidados podem ser subscritos por um profissional, o calígrafo.</text:span></text:p>
      <text:p text:style-name="P9"><text:bookmark text:name="_xt89ir8pb7u1"/></text:p>
      <text:p text:style-name="P9"><text:bookmark text:name="_g8rm8mqsc2up"/></text:p>
      <text:p text:style-name="P9"><text:bookmark text:name="_649e759yks0x"/></text:p>
      <text:p text:style-name="P10"><text:bookmark text:name="_4espyxfjpl49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429" meta:character-count="2531" meta:non-whitespace-character-count="2115"/>
    <meta:generator>LibreOfficeDev/5.1.0.3$Linux_X86_64 LibreOffice_project/</meta:generator>
  </office:meta>
</office:document-meta>
</file>